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-BoldMT" svg:font-family="Arial-BoldMT"/>
    <style:font-face style:name="IFGCZW+ArialMT" svg:font-family="IFGCZW+ArialMT"/>
    <style:font-face style:name="PXXZRD+Arial-BoldMT" svg:font-family="PXXZRD+Arial-BoldMT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1" style:family="table">
      <style:table-properties style:width="18.016cm" fo:margin-left="-0.014cm" fo:margin-right="0cm" table:align="margins" style:shadow="none"/>
    </style:style>
    <style:style style:name="Tabla11.A" style:family="table-column">
      <style:table-column-properties style:column-width="18.016cm" style:rel-column-width="10214*"/>
    </style:style>
    <style:style style:name="Tabla11.A1" style:family="table-cell">
      <style:table-cell-properties fo:background-color="#e6e6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0" style:family="table">
      <style:table-properties style:width="18cm" table:align="center"/>
    </style:style>
    <style:style style:name="Tabla10.A" style:family="table-column">
      <style:table-column-properties style:column-width="8.08cm"/>
    </style:style>
    <style:style style:name="Tabla10.B" style:family="table-column">
      <style:table-column-properties style:column-width="2.085cm"/>
    </style:style>
    <style:style style:name="Tabla10.C" style:family="table-column">
      <style:table-column-properties style:column-width="2cm"/>
    </style:style>
    <style:style style:name="Tabla10.D" style:family="table-column">
      <style:table-column-properties style:column-width="3.027cm"/>
    </style:style>
    <style:style style:name="Tabla10.E" style:family="table-column">
      <style:table-column-properties style:column-width="2.808cm"/>
    </style:style>
    <style:style style:name="Tabla10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0.E1" style:family="table-cell">
      <style:table-cell-properties fo:background-color="#e6e6ff" fo:padding="0.097cm" fo:border="0.002cm solid #000000">
        <style:background-image/>
      </style:table-cell-properties>
    </style:style>
    <style:style style:name="Tabla9" style:family="table">
      <style:table-properties style:width="18cm" table:align="center"/>
    </style:style>
    <style:style style:name="Tabla9.A" style:family="table-column">
      <style:table-column-properties style:column-width="8.079cm"/>
    </style:style>
    <style:style style:name="Tabla9.B" style:family="table-column">
      <style:table-column-properties style:column-width="2.087cm"/>
    </style:style>
    <style:style style:name="Tabla9.C" style:family="table-column">
      <style:table-column-properties style:column-width="1.998cm"/>
    </style:style>
    <style:style style:name="Tabla9.D" style:family="table-column">
      <style:table-column-properties style:column-width="3.027cm"/>
    </style:style>
    <style:style style:name="Tabla9.E" style:family="table-column">
      <style:table-column-properties style:column-width="2.81cm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E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 style:text-autospace="none"/>
      <style:text-properties style:font-name="Arial-BoldMT" fo:font-size="8pt" fo:font-weight="bold" style:font-name-asian="PXXZRD+Arial-BoldMT" style:font-size-asian="8pt" style:font-weight-asian="bold" style:font-name-complex="PXXZRD+Arial-BoldMT" style:font-size-complex="8pt" style:font-weight-complex="bold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Heading_20_1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7" style:family="paragraph" style:parent-style-name="Bal2">
      <style:text-properties fo:font-weight="normal" style:font-weight-asian="normal" style:font-weight-complex="normal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9pt" style:font-size-asian="9pt" style:font-size-complex="9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style:font-name="Arial Black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000000" style:font-name="Verdana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000000" style:font-name="Verdana" fo:font-size="10pt" style:font-size-asian="10pt" style:font-size-complex="10pt"/>
    </style:style>
    <style:style style:name="T12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13" style:family="text">
      <style:text-properties style:font-name="Verdana" fo:font-size="9pt" fo:font-weight="normal" style:font-size-asian="9pt" style:font-weight-asian="normal" style:font-size-complex="9pt" style:font-weight-complex="normal"/>
    </style:style>
    <style:style style:name="T14" style:family="text">
      <style:text-properties style:font-name="Verdana" fo:font-size="9pt" style:font-size-asian="9pt" style:font-size-complex="9pt"/>
    </style:style>
    <style:style style:name="T15" style:family="text">
      <style:text-properties style:font-name="Verdana" fo:font-size="8pt" fo:font-weight="bold" style:font-size-asian="8pt" style:font-weight-asian="bold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[repeatIn(objects,'report')]]</text:p>
      <text:p text:style-name="Standard">[[setLang(user.context_lang)]]</text:p>
      <text:p text:style-name="Standard"/>
      <text:p text:style-name="Standard"/>
      <table:table table:name="Tabla11" table:style-name="Tabla11">
        <table:table-column table:style-name="Tabla11.A"/>
        <table:table-row>
          <table:table-cell table:style-name="Tabla11.A1" office:value-type="string">
            <text:h text:style-name="P5" text:outline-level="1">[[report.name]]</text:h>
          </table:table-cell>
        </table:table-row>
      </table:table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>
          <table:table-cell table:style-name="Tabla10.A1" office:value-type="string">
            <text:p text:style-name="BalCabecera">CONCEPT</text:p>
          </table:table-cell>
          <table:table-cell table:style-name="Tabla10.A1" office:value-type="string">
            <text:p text:style-name="BalCabecera">CODE</text:p>
          </table:table-cell>
          <table:table-cell table:style-name="Tabla10.A1" office:value-type="string">
            <text:p text:style-name="P1">NOTES</text:p>
          </table:table-cell>
          <table:table-cell table:style-name="Tabla10.A1" office:value-type="string">
            <text:p text:style-name="P1">[[report.current_fiscalyear_id.name]]</text:p>
          </table:table-cell>
          <table:table-cell table:style-name="Tabla10.E1" office:value-type="string">
            <text:p text:style-name="P1">[[report.previous_fiscalyear_id.name]]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office:value-type="string">
            <text:p text:style-name="Bal1">[[repeatIn(report.line_ids,'line')]]<text:span text:style-name="T9">[[(line.css_class=='l1') and line.name or removeParentNode('font')]]</text:span></text:p>
            <text:p text:style-name="P7"><text:span text:style-name="T14">[[(line.css_class=='l2') and line.name or removeParentNode('font')]]</text:span></text:p>
            <text:p text:style-name="Bal3"><text:span text:style-name="T5">[[(line.css_class=='l3') and line.name or removeParentNode('font')]]</text:span></text:p>
            <text:p text:style-name="Bal4"><text:bookmark-start text:name="DDE_LINK"/><text:span text:style-name="T6">[[(line.css_class=='l4') and line.name or removeParentNode('font')]]</text:span><text:bookmark-end text:name="DDE_LINK"/></text:p>
            <text:p text:style-name="Bal4"><text:span text:style-name="T4">[[(line.css_class=='l5') and line.name or removeParentNode('font')]]</text:span></text:p>
            <text:p text:style-name="Bal4"><text:span text:style-name="T6">[[(line.css_class=='default') and line.name or removeParentNode('font')]]</text:span></text:p>
          </table:table-cell>
          <table:table-cell table:style-name="Tabla9.A1" office:value-type="string">
            <text:p text:style-name="P3">[[line.code]]</text:p>
          </table:table-cell>
          <table:table-cell table:style-name="Tabla9.A1" office:value-type="string">
            <text:p text:style-name="P6">[[line.notes]]</text:p>
          </table:table-cell>
          <table:table-cell table:style-name="Tabla9.A1" office:value-type="string">
            <text:p text:style-name="P2">[[line.current_value]]</text:p>
          </table:table-cell>
          <table:table-cell table:style-name="Tabla9.E1" office:value-type="string">
            <text:p text:style-name="P2">[[line.previous_value]]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-BoldMT" svg:font-family="Arial-BoldMT"/>
    <style:font-face style:name="IFGCZW+ArialMT" svg:font-family="IFGCZW+ArialMT"/>
    <style:font-face style:name="PXXZRD+Arial-BoldMT" svg:font-family="PXXZRD+Arial-BoldMT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1" style:family="paragraph" style:parent-style-name="Table_20_Contents" style:list-style-name="" style:class="extra" style:master-page-name="">
      <style:paragraph-properties fo:text-align="start" style:justify-single-word="false" style:page-number="auto" fo:background-color="transparent" style:shadow="none" style:text-autospace="none">
        <style:tab-stops>
          <style:tab-stop style:position="0cm" style:type="right" style:leader-style="dotted" style:leader-text="."/>
          <style:tab-stop style:position="9.999cm" style:type="right" style:leader-style="dotted" style:leader-text="."/>
        </style:tab-stops>
        <style:background-image/>
      </style:paragraph-properties>
      <style:text-properties style:font-name="Arial1" fo:font-size="9pt" fo:font-weight="bold" style:font-name-asian="PXXZRD+Arial-BoldMT" style:font-size-asian="9pt" style:font-weight-asian="bold" style:font-name-complex="PXXZRD+Arial-BoldMT" style:font-size-complex="9pt" style:font-weight-complex="bold"/>
    </style:style>
    <style:style style:name="Bal2" style:family="paragraph" style:parent-style-name="Table_20_Contents" style:list-style-name="" style:class="extra">
      <style:paragraph-properties fo:text-align="start" style:justify-single-word="false" style:text-autospace="none">
        <style:tab-stops>
          <style:tab-stop style:position="0cm"/>
          <style:tab-stop style:position="9.999cm" style:type="right" style:leader-style="dotted" style:leader-text="."/>
        </style:tab-stops>
      </style:paragraph-properties>
      <style:text-properties style:font-name="Arial1" fo:font-size="8pt" fo:font-weight="bold" style:font-name-asian="PXXZRD+Arial-BoldMT" style:font-size-asian="8pt" style:font-weight-asian="bold" style:font-name-complex="PXXZRD+Arial-BoldMT" style:font-size-complex="8pt" style:font-weight-complex="bold"/>
    </style:style>
    <style:style style:name="BalCabecera" style:family="paragraph" style:parent-style-name="Table_20_Contents" style:class="extra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BalCodigos" style:family="paragraph" style:parent-style-name="Table_20_Contents" style:list-style-name="" style:class="extra">
      <style:paragraph-properties fo:text-align="center" style:justify-single-word="false" style:text-autospace="none"/>
      <style:text-properties style:font-name="Arial-BoldMT" fo:font-size="8pt" fo:font-weight="bold" style:font-name-asian="PXXZRD+Arial-BoldMT" style:font-size-asian="8pt" style:font-weight-asian="bold" style:font-name-complex="PXXZRD+Arial-BoldMT" style:font-size-complex="8pt" style:font-weight-complex="bold"/>
    </style:style>
    <style:style style:name="Bal3" style:family="paragraph" style:parent-style-name="Table_20_Contents" style:list-style-name="" style:class="extra">
      <style:paragraph-properties fo:text-align="start" style:justify-single-word="false" style:text-autospace="none">
        <style:tab-stops>
          <style:tab-stop style:position="0cm" style:type="right" style:leader-style="dotted" style:leader-text="."/>
          <style:tab-stop style:position="9.999cm" style:type="right" style:leader-style="dotted" style:leader-text="."/>
        </style:tab-stops>
      </style:paragraph-properties>
      <style:text-properties style:font-name="Arial1" fo:font-size="8pt" fo:font-weight="normal" style:font-name-asian="IFGCZW+ArialMT" style:font-size-asian="8pt" style:font-weight-asian="normal" style:font-name-complex="IFGCZW+ArialMT" style:font-size-complex="8pt" style:font-weight-complex="normal"/>
    </style:style>
    <style:style style:name="Sin_20_nombre1" style:display-name="Sin nombre1" style:family="paragraph" style:parent-style-name="Bal1" style:class="extra" style:master-page-name="">
      <style:paragraph-properties style:page-number="auto">
        <style:tab-stops>
          <style:tab-stop style:position="0cm" style:leader-style="dotted" style:leader-text="."/>
          <style:tab-stop style:position="19.001cm" style:leader-style="dotted" style:leader-text="."/>
        </style:tab-stops>
      </style:paragraph-properties>
    </style:style>
    <style:style style:name="Bal4" style:family="paragraph" style:parent-style-name="Bal3" style:class="extra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1T09:40:08</meta:creation-date>
    <dc:date>2009-09-18T16:35:40</dc:date>
    <meta:editing-duration>PT11H00M41S</meta:editing-duration>
    <meta:editing-cycles>101</meta:editing-cycles>
    <meta:generator>OpenOffice.org/3.0$Linux OpenOffice.org_project/300m15$Build-9379</meta:generator>
    <meta:document-statistic meta:table-count="3" meta:image-count="0" meta:object-count="0" meta:page-count="1" meta:paragraph-count="18" meta:word-count="42" meta:character-count="687"/>
    <meta:user-defined meta:name="Información 1"/>
    <meta:user-defined meta:name="Información 2"/>
    <meta:user-defined meta:name="Información 3"/>
    <meta:user-defined meta:name="Información 4"/>
  </office:meta>
</office:document-meta>
</file>